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name-asian="Liberation Seri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1">一. 引言</text:span></text:span></text:h>
      <text:p text:style-name="Text_20_body"><text:span text:style-name="Source_20_Text"><text:span text:style-name="T1"/></text:span></text:p>
      <text:p text:style-name="Text_20_body"><text:span text:style-name="Source_20_Text"><text:span text:style-name="T1">pkg-config是一个用于管理库文件的工具，它能帮助开发者更轻松地管理项目依赖和编译设置。这个工具在Linux和Unix系统中尤为常见，但也有Windows版本。它的主要作用是提供一种简洁、一致的方式来获取库的编译和链接信息。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二. pkg-config基础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1) 原理:</text:span></text:span></text:p>
      <text:p text:style-name="Text_20_body"><text:span text:style-name="Source_20_Text"><text:span text:style-name="T1"><text:s text:c="4"/>pkg-config是一个命令行工具，用于提供库（libraries）的编译和链接信息。当你在项目中使用外部库时，通常需要知道这些库的头文件（header files）和库文件（library files）的位置。pkg-config通过读取特定的.pc（Package Config）文件来提供这些信息。</text:span></text:span></text:p>
      <text:p text:style-name="Text_20_body"><text:span text:style-name="Source_20_Text"><text:span text:style-name="T1">(2) 工作流程:</text:span></text:span></text:p>
      <text:p text:style-name="Text_20_body"><text:span text:style-name="Source_20_Text"><text:span text:style-name="T1"><text:s text:c="4"/>查询库信息: 当你执行pkg-config命令时，它首先会在预定义的目录（通常是/usr/lib/pkgconfig/或/usr/share/pkgconfig/）中查找与指定库相关的.pc文件。</text:span></text:span></text:p>
      <text:p text:style-name="Text_20_body"><text:span text:style-name="Source_20_Text"><text:span text:style-name="T1"><text:s text:c="4"/>读取.pc文件: 找到.pc文件后，pkg-config会解析其中的字段，这些信息可以直接用于编译和链接。</text:span></text:span></text:p>
      <text:p text:style-name="Text_20_body"><text:span text:style-name="Source_20_Text"><text:span text:style-name="T1"><text:s text:c="4"/></text:span></text:span></text:p>
      <text:p text:style-name="Text_20_body"><text:span text:style-name="Source_20_Text"><text:span text:style-name="T1">三. 相关命令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pkg-config提供了一系列命令行选项，用于查询和操作库的各种信息。以下是一些最常用的命令：</text:span></text:span></text:p>
      <text:p text:style-name="Text_20_body"><text:span text:style-name="Source_20_Text"><text:span text:style-name="T1">(1) pkg-config --cflags，这个命令用于获取库的编译选项（Compile Flags）。它会输出一系列的编译器选项，这些选项通常包括头文件的路径。</text:span></text:span></text:p>
      <text:p text:style-name="Text_20_body"><text:span text:style-name="Source_20_Text"><text:span text:style-name="T1"><text:s text:c="2"/># 示例 pkg-config --cflags gtk+-3.0</text:span></text:span></text:p>
      <text:p text:style-name="Text_20_body"><text:span text:style-name="Source_20_Text"><text:span text:style-name="T1">(2) pkg-config --libs, 这个命令用于获取库的链接选项（Link Flags）。它会输出一系列用于链接的库文件路径和其他链接选项。</text:span></text:span></text:p>
      <text:p text:style-name="Text_20_body"><text:span text:style-name="Source_20_Text"><text:span text:style-name="T1"><text:s text:c="2"/># 示例 pkg-config --libs gtk+-3.0</text:span></text:span></text:p>
      <text:p text:style-name="Text_20_body"><text:span text:style-name="Source_20_Text"><text:span text:style-name="T1">(3) pkg-config --list-all, 这个命令会列出所有已安装的库，以及pkg-config能够找到的.pc文件。</text:span></text:span></text:p>
      <text:p text:style-name="Text_20_body"><text:span text:style-name="Source_20_Text"><text:span text:style-name="T1"><text:s text:c="2"/># 示例 pkg-config --list-all</text:span></text:span></text:p>
      <text:p text:style-name="Text_20_body"><text:span text:style-name="Source_20_Text"><text:span text:style-name="T1">(4) pkg-config --modversion, 这个命令用于查询指定库的版本信息。</text:span></text:span></text:p>
      <text:p text:style-name="Text_20_body"><text:span text:style-name="Source_20_Text"><text:span text:style-name="T1"><text:s text:c="2"/># 示例 pkg-config --modversion gtk+-3.0</text:span></text:span></text:p>
      <text:p text:style-name="Text_20_body"><text:soft-page-break/><text:span text:style-name="Source_20_Text"><text:span text:style-name="T1">其他常用命令: pkg-config --exists: 检查指定的库是否存在pkg-config --variable=xxx libname: 查询库特定变量的值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四. 环境变量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pkg-config的行为受到几个关键环境变量的影响。这些环境变量允许你自定义pkg-config的行为，使其更加灵活和适应不同的项目需求。</text:span></text:span></text:p>
      <text:p text:style-name="Text_20_body"><text:span text:style-name="Source_20_Text"><text:span text:style-name="T1">(1) PKG_CONFIG_PATH, 这是最常用的环境变量，用于指定.pc文件的搜索路径。当你安装了本地或自定义路径下的库时，可以通过设置这个环境变量来让pkg-config找到它们。</text:span></text:span></text:p>
      <text:p text:style-name="Text_20_body"><text:span text:style-name="Source_20_Text"><text:span text:style-name="T1"><text:s text:c="2"/># 示例 export PKG_CONFIG_PATH=/usr/local/lib/pkgconfig</text:span></text:span></text:p>
      <text:p text:style-name="Text_20_body"><text:span text:style-name="Source_20_Text"><text:span text:style-name="T1">(2) PKG_CONFIG_LIBDIR, 这个环境变量用于覆盖默认的.pc文件搜索路径。与PKG_CONFIG_PATH不同，设置这个变量会完全替换默认路径，而不是在默认路径的基础上添加。</text:span></text:span></text:p>
      <text:p text:style-name="Text_20_body"><text:span text:style-name="Source_20_Text"><text:span text:style-name="T1"><text:s text:c="2"/># 示例 export PKG_CONFIG_LIBDIR=/custom/lib/pkgconfig</text:span></text:span></text:p>
      <text:p text:style-name="Text_20_body"><text:span text:style-name="Source_20_Text"><text:span text:style-name="T1">(3) PKG_CONFIG_ALLOW_SYSTEM_CFLAGS 和 PKG_CONFIG_ALLOW_SYSTEM_LIBS，这两个环境变量用于控制是否允许pkg-config使用系统级别的CFLAGS和LIBS。这在交叉编译或特殊环境中可能非常有用。</text:span></text:span></text:p>
      <text:p text:style-name="Text_20_body"><text:span text:style-name="Source_20_Text"><text:span text:style-name="T1"><text:s text:c="2"/># 示例 export PKG_CONFIG_ALLOW_SYSTEM_CFLAGS=1 <text:s/>export PKG_CONFIG_ALLOW_SYSTEM_LIBS=1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五. pc文件解析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1) .pc（Package Config）文件是pkg-config工具的核心，它包含了库的元数据，如头文件路径、库文件路径、编译和链接选项等。一个典型的.pc文件包括以下几个部分：</text:span></text:span></text:p>
      <text:p text:style-name="Text_20_body"><text:span text:style-name="Source_20_Text"><text:span text:style-name="T1">基础字段: Name: 库的名称。Description: 库的简短描述。Version: 库的版本号。</text:span></text:span></text:p>
      <text:p text:style-name="Text_20_body"><text:span text:style-name="Source_20_Text"><text:span text:style-name="T1">编译和链接字段: Cflags: 编译时需要的选项，通常包括头文件路径。Libs: 链接时需要的选项，通常包括库文件路径。</text:span></text:span></text:p>
      <text:p text:style-name="Text_20_body"><text:span text:style-name="Source_20_Text"><text:span text:style-name="T1">自定义变量: 你还可以在.pc文件中定义自己的变量，并在Cflags和Libs字段中使用它们。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2) .pc 文件示例</text:span></text:span></text:p>
      <text:p text:style-name="Text_20_body"><text:span text:style-name="Source_20_Text"><text:span text:style-name="T1">Name: MyLibrary</text:span></text:span></text:p>
      <text:p text:style-name="Text_20_body"><text:span text:style-name="Source_20_Text"><text:span text:style-name="T1">Description: A sample library</text:span></text:span></text:p>
      <text:p text:style-name="Text_20_body"><text:span text:style-name="Source_20_Text"><text:span text:style-name="T1">Version: 1.0.0</text:span></text:span></text:p>
      <text:p text:style-name="Text_20_body"><text:soft-page-break/><text:span text:style-name="Source_20_Text"><text:span text:style-name="T1">Cflags: -I${includedir}</text:span></text:span></text:p>
      <text:p text:style-name="Text_20_body"><text:span text:style-name="Source_20_Text"><text:span text:style-name="T1">Libs: -L${libdir} -lmylib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六. 在CMake中集成pkg-config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1) 添加PkgConfig模块，CMake提供了一个名为PkgConfig的模块，用于查找和使用pkg-config。</text:span></text:span></text:p>
      <text:p text:style-name="Text_20_body"><text:span text:style-name="Source_20_Text"><text:span text:style-name="T1"><text:s text:c="4"/>CMakeLists.txt示例: find_package(PkgConfig REQUIRED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2) 查找库，使用pkg_search_module函数来查找你需要的库。</text:span></text:span></text:p>
      <text:p text:style-name="Text_20_body"><text:span text:style-name="Source_20_Text"><text:span text:style-name="T1"><text:s text:c="4"/>CMakeLists.txt示例: 查找名为'mylib'的库, pkg_search_module(MYLIB REQUIRED mylib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3) 添加编译和链接选项，一旦找到所需的库，你可以使用target_include_directories和target_link_libraries函数来设置编译和链接选项。</text:span></text:span></text:p>
      <text:p text:style-name="Text_20_body"><text:span text:style-name="Source_20_Text"><text:span text:style-name="T1"><text:s text:c="4"/>设置编译和链接选项: target_include_directories(my_target PUBLIC ${MYLIB_INCLUDE_DIRS})</text:span></text:span></text:p>
      <text:p text:style-name="Text_20_body"><text:span text:style-name="Source_20_Text"><text:span text:style-name="T1"><text:s text:c="23"/>target_link_libraries(my_target ${MYLIB_LIBRARIES}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4) 自定义pkg-config路径，在某些项目中你可能希望pkg-config查找基于${CMAKE_SOURCE_DIR}下的路径，你可以在CMakeLists.txt文件中通过set命令来设置PKG_CONFIG_PATH环境变量。</text:span></text:span></text:p>
      <text:p text:style-name="Text_20_body"><text:span text:style-name="Source_20_Text"><text:span text:style-name="T1"><text:s text:c="4"/>CMakeLists.txt 示例: set(ENV{PKG_CONFIG_PATH} "${CMAKE_SOURCE_DIR}/path/to/pc/files")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4) 验证设置，为了确保路径设置正确，你可以在CMake配置阶段输出PKG_CONFIG_PATH的值进行验证。</text:span></text:span></text:p>
      <text:p text:style-name="Text_20_body"><text:span text:style-name="Source_20_Text"><text:span text:style-name="T1"><text:s text:c="4"/>CMakeLists.txt 示例: 输出PKG_CONFIG_PATH，message("PKG_CONFIG_PATH: $ENV{PKG_CONFIG_PATH}"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7:48.321776959</dc:date>
    <meta:editing-duration>PT34M1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1236" meta:character-count="2830" meta:non-whitespace-character-count="2650"/>
  </office:meta>
</office:document-meta>
</file>